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88CFF1E6E54552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3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P5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6" style:family="paragraph" style:parent-style-name="Versões">
      <style:text-properties fo:font-weight="bold" style:font-weight-asian="bold"/>
    </style:style>
    <style:style style:name="P7" style:family="paragraph" style:parent-style-name="Versões">
      <style:text-properties officeooo:rsid="0014aea4" officeooo:paragraph-rsid="0014aea4"/>
    </style:style>
    <style:style style:name="P8" style:family="paragraph" style:parent-style-name="Versões">
      <style:text-properties officeooo:rsid="0014c92c" officeooo:paragraph-rsid="00191026"/>
    </style:style>
    <style:style style:name="P9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10" style:family="paragraph" style:parent-style-name="Comments">
      <style:text-properties officeooo:rsid="0013f62e" officeooo:paragraph-rsid="0013f62e"/>
    </style:style>
    <style:style style:name="P11" style:family="paragraph" style:parent-style-name="List_20_Paragraph" style:list-style-name="WWNum3"/>
    <style:style style:name="P12" style:family="paragraph" style:parent-style-name="List_20_Paragraph" style:list-style-name="WWNum4"/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text-properties fo:font-size="14pt" officeooo:rsid="00155b64" officeooo:paragraph-rsid="00155b64" style:font-size-asian="14pt" style:font-size-complex="14pt"/>
    </style:style>
    <style:style style:name="P16" style:family="paragraph" style:parent-style-name="Standard">
      <style:text-properties officeooo:rsid="0012f74f" officeooo:paragraph-rsid="00191026"/>
    </style:style>
    <style:style style:name="P17" style:family="paragraph" style:parent-style-name="Standard">
      <style:text-properties officeooo:paragraph-rsid="00191026"/>
    </style:style>
    <style:style style:name="P18" style:family="paragraph" style:parent-style-name="Heading_20_1" style:list-style-name="WWNum1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91026"/>
    </style:style>
    <style:style style:name="T6" style:family="text">
      <style:text-properties officeooo:rsid="0012f7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6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Autor</text:p>
          </table:table-cell>
          <table:table-cell table:style-name="Tabela1.A1" office:value-type="string">
            <text:p text:style-name="P6">Notas da Revisão</text:p>
          </table:table-cell>
        </table:table-row>
        <table:table-row table:style-name="Tabela1.3">
          <table:table-cell table:style-name="Tabela1.A3" office:value-type="string">
            <text:p text:style-name="P7">1</text:p>
          </table:table-cell>
          <table:table-cell table:style-name="Tabela1.B3" office:value-type="string">
            <text:p text:style-name="P7">31/08/2016</text:p>
          </table:table-cell>
          <table:table-cell table:style-name="Tabela1.C3" office:value-type="string">
            <text:p text:style-name="P7">Humberto Gonçalves</text:p>
          </table:table-cell>
          <table:table-cell table:style-name="Tabela1.D3" office:value-type="string">
            <text:p text:style-name="P8">Comecei o preenchimento do plano de gerenciamento do projeto. <text:span text:style-name="T6">Foi descrito a Organização do Projeto e <text:s/>Matriz de Responsabilidade, além de começar a descrever os objetivos do documento. Foi descrito possíveis riscos e problemas, além da gestão da comunicação.</text:span>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3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3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3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3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3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3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3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7948392484606057819" text:style-name="WWNum1">
        <text:list-item>
          <text:h text:style-name="P18" text:outline-level="1"><text:bookmark-start text:name="_Toc427092159"/>Objetivos deste documento<text:bookmark-end text:name="_Toc427092159"/></text:h>
        </text:list-item>
      </text:list>
      <text:p text:style-name="Standard"/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204403048345802" text:continue-numbering="true" text:style-name="WWNum1">
        <text:list-item>
          <text:h text:style-name="P18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6287255813519438709" text:style-name="WWNum3">
        <text:list-item>
          <text:p text:style-name="P11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1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1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4600686181155442898" text:style-name="WWNum4">
        <text:list-item>
          <text:p text:style-name="P12">Situação atual e justificativa do projeto;</text:p>
        </text:list-item>
        <text:list-item>
          <text:p text:style-name="P12"><text:soft-page-break/>Objetivos SMART e critérios de sucesso do projeto;</text:p>
        </text:list-item>
        <text:list-item>
          <text:p text:style-name="P12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2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204401871323015" text:continue-list="list204403048345802" text:style-name="WWNum1">
        <text:list-item>
          <text:h text:style-name="P18" text:outline-level="1"><text:bookmark-start text:name="_Toc427092161"/>Organização do Projeto e Matriz de Responsabilidade<text:bookmark-end text:name="_Toc427092161"/></text:h>
        </text:list-item>
      </text:list>
      <text:p text:style-name="Comments"/>
      <text:p text:style-name="Comments"/>
      <text:p text:style-name="P16"><text:tab/>O projeto tem 4 membros, onde entre eles há o diretor, analista, programador e o testador.</text:p>
      <text:p text:style-name="P17"><text:tab/><text:span text:style-name="T6">O gerente tem a responsabilidade de gerenciar o projeto e comunicar-se com o cliente.</text:span></text:p>
      <text:p text:style-name="P17"><text:tab/><text:span text:style-name="T6">O analista deve estudar os requisitos do projeto e estruturar como será desenvolvido o sistema.</text:span></text:p>
      <text:p text:style-name="P17"><text:tab/><text:span text:style-name="T6">O programador tem a responsabilidade pela criação do sistema, baseado nos requisitos levantados.</text:span></text:p>
      <text:p text:style-name="P17"><text:tab/><text:span text:style-name="T6">O testador tem a responsabilidade de testar o sistema e conferir se o mesmo está cobrindo todos os requisitos solicidado.</text:span></text:p>
      <text:list xml:id="list204402048093982" text:continue-numbering="true" text:style-name="WWNum1">
        <text:list-item>
          <text:h text:style-name="P18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204402881188625" text:continue-numbering="true" text:style-name="WWNum1">
        <text:list-item>
          <text:h text:style-name="P18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13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13">SPI</text:p>
          </table:table-cell>
          <table:table-cell table:style-name="Tabela2.A1" office:value-type="string">
            <text:p text:style-name="P13">&gt;= 1.0</text:p>
          </table:table-cell>
          <table:table-cell table:style-name="Tabela2.A1" office:value-type="string">
            <text:p text:style-name="P13">&gt;= 0.9 &lt; 1.0</text:p>
          </table:table-cell>
          <table:table-cell table:style-name="Tabela2.A1" office:value-type="string">
            <text:p text:style-name="P13">&lt; 0.9</text:p>
          </table:table-cell>
        </table:table-row>
        <table:table-row table:style-name="Tabela2.1">
          <table:table-cell table:style-name="Tabela2.A1" office:value-type="string">
            <text:p text:style-name="P13">CPI</text:p>
          </table:table-cell>
          <table:table-cell table:style-name="Tabela2.A1" office:value-type="string">
            <text:p text:style-name="P13">&gt;= 1.0</text:p>
          </table:table-cell>
          <table:table-cell table:style-name="Tabela2.A1" office:value-type="string">
            <text:p text:style-name="P13">&gt;= 0.9 &lt; 1.0</text:p>
          </table:table-cell>
          <table:table-cell table:style-name="Tabela2.A1" office:value-type="string">
            <text:p text:style-name="P13">&lt; 0.9</text:p>
          </table:table-cell>
        </table:table-row>
      </table:table>
      <text:p text:style-name="P13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204401575079546" text:continue-numbering="true" text:style-name="WWNum1">
        <text:list-item>
          <text:h text:style-name="P18" text:outline-level="1"><text:bookmark-start text:name="_Toc427092164"/>Gestão de Riscos e Problemas<text:bookmark-end text:name="_Toc427092164"/></text:h>
        </text:list-item>
      </text:list>
      <text:p text:style-name="Comments">[Liste os riscos e estratégias associadas, considerando os itens Severidade, Probabilidade, Impacto, Ação. </text:p>
      <text:p text:style-name="Comments"><text:soft-page-break/>Liste os problemas considerando os itens Severidade, Urgência, Impacto, Ação.<text:line-break/>Esta seção será criada a partir do template de <text:a xlink:type="simple" xlink:href="http://escritoriodeprojetos.com.br/SharedFiles/Download.aspx?pageid=92&amp;mid=24&amp;fileid=741" text:style-name="Internet_20_link" text:visited-style-name="Visited_20_Internet_20_Link">Registro dos riscos e dos problemas.xlsx</text:a>. ]</text:p>
      <text:p text:style-name="Standard">Veja o <text:a xlink:type="simple" xlink:href="http://escritoriodeprojetos.com.br/SharedFiles/Download.aspx?pageid=92&amp;mid=24&amp;fileid=741" text:style-name="Internet_20_link" text:visited-style-name="Visited_20_Internet_20_Link">Registro dos riscos e dos problemas.xlsx</text:a> em anexo.</text:p>
      <text:p text:style-name="Standard"/>
      <text:list xml:id="list204402001442632" text:continue-numbering="true" text:style-name="WWNum1">
        <text:list-item>
          <text:h text:style-name="P18" text:outline-level="1"><text:bookmark-start text:name="_Toc427092165"/>Gestão da Comunicação<text:bookmark-end text:name="_Toc427092165"/></text:h>
        </text:list-item>
      </text:list>
      <text:p text:style-name="P15">A comunicação e o controle de versionamento e tarefas serão realizado através do Github.</text:p>
      <text:p text:style-name="Standard"/>
      <text:p text:style-name="Standard"/>
      <text:list xml:id="list204402033451546" text:continue-numbering="true" text:style-name="WWNum1">
        <text:list-item>
          <text:h text:style-name="P18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4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14">Participante</text:p>
          </table:table-cell>
          <table:table-cell table:style-name="Tabela5.A1" office:value-type="string">
            <text:p text:style-name="P14">Assinatura</text:p>
          </table:table-cell>
          <table:table-cell table:style-name="Tabela5.A1" office:value-type="string">
            <text:p text:style-name="P14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88CFF1E6E54552B0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Sistema de Clube de Sócios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lano-de-gerenciamento-do-projeto (2)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56</meta:editing-cycles>
    <meta:creation-date>2011-07-14T01:57:00</meta:creation-date>
    <dc:date>2016-08-31T20:43:02.994780664</dc:date>
    <meta:editing-duration>PT21H34M41S</meta:editing-duration>
    <meta:generator>LibreOffice/5.1.5.2$Linux_X86_64 LibreOffice_project/10$Build-2</meta:generator>
    <meta:document-statistic meta:table-count="5" meta:image-count="1" meta:object-count="0" meta:page-count="3" meta:paragraph-count="88" meta:word-count="693" meta:character-count="4209" meta:non-whitespace-character-count="3604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